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B4000004FE4B6DD64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svg:stroke-color="#000000" draw:fill="none" draw:fill-color="#ffffff" fo:min-height="12.18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0cm"/>
    </style:style>
    <style:style style:name="P5" style:family="paragraph">
      <style:text-properties fo:font-size="28.1000003814697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color="#000000" style:font-name="Leelawadee" fo:font-size="25pt" fo:font-weight="normal" style:font-size-asian="25pt" style:font-weight-asian="normal" style:font-size-complex="25pt" style:font-weight-complex="normal"/>
    </style:style>
    <style:style style:name="T3" style:family="text">
      <style:text-properties style:font-name="Leelawadee" fo:font-size="18pt" style:font-size-asian="18pt" style:font-size-complex="18pt"/>
    </style:style>
    <style:style style:name="T4" style:family="text">
      <style:text-properties style:font-name="Leelawadee" fo:font-size="18pt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cm" svg:height="4.189cm" svg:x="9cm" svg:y="6.5cm">
          <draw:text-box>
            <text:p><text:span text:style-name="T1">P5 – Open food fac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2"><text:span text:style-name="T2">Objectifs du projet P5</text:span></text:p>
              </text:list-header>
            </text:list>
          </draw:text-box>
        </draw:frame>
        <draw:frame presentation:style-name="pr3" draw:text-style-name="P4" draw:layer="layout" svg:width="25.199cm" svg:height="12.18cm" svg:x="1.301cm" svg:y="5cm" presentation:class="outline" presentation:user-transformed="true">
          <draw:text-box>
            <text:list text:style-name="L3">
              <text:list-item>
                <text:p text:style-name="P2"><text:span text:style-name="T2">Se constituer une bdd via l'API</text:span></text:p>
              </text:list-item>
              <text:list-item>
                <text:p text:style-name="P2"><text:span text:style-name="T2">Créer une interface utilisateur</text:span></text:p>
              </text:list-item>
              <text:list-item>
                <text:p text:style-name="P2"><text:span text:style-name="T2">Programme communique avec la bdd</text:span></text:p>
              </text:list-item>
              <text:list-item>
                <text:p text:style-name="P2"><text:span text:style-name="T2">Proposer un produit équivalent</text:span></text:p>
              </text:list-item>
              <text:list-item>
                <text:p text:style-name="P2"><text:span text:style-name="T2">Sauvegarder le produit choisi par le programme</text:span></text:p>
              </text:list-item>
              <text:list-item>
                <text:p text:style-name="P2"><text:span text:style-name="T2">Retrouver ses informations</text:span></text:p>
                <text:p text:style-name="P2"><text:span text:style-name="T3"/></text:p>
              </text:list-item>
            </text:list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alisation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écupérer les données via l'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ocker dans la base de donn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éation du program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eragir avec la base de donn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lgo de recherche du produit choisi par l’utilisa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fill="bitmap" draw:fill-image-name="background" style:repeat="stretch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Lucida Sans Unicode" style:font-size-asian="28.1000003814697pt" style:font-style-asian="normal" style:font-weight-asian="normal" style:font-name-complex="Mang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41M58S</meta:editing-duration>
    <meta:editing-cycles>19</meta:editing-cycles>
    <meta:generator>LibreOffice/4.1.1.2$Windows_x86 LibreOffice_project/7e4286b58adc75a14f6d83f53a03b6c11fa2903</meta:generator>
    <dc:date>2017-11-07T18:18:52.602000000</dc:date>
    <meta:document-statistic meta:object-count="59"/>
  </office:meta>
</office:document-meta>
</file>